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Frutiger Light Condensed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Frutiger Light Condensed"/>
    </style:style>
    <style:style style:name="T1" style:family="text">
      <style:text-properties style:font-name="Frutiger Light Condensed"/>
    </style:style>
    <style:style style:name="T2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Global illumination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ndering equation</text:span></text:p>
                <text:list>
                  <text:list-item>
                    <text:p><text:span text:style-name="T1">Reflectance equation is special case of rendering equation</text:span></text:p>
                  </text:list-item>
                </text:list>
              </text:list-item>
              <text:list-item>
                <text:p><text:span text:style-name="T1">General global illumination</text:span></text:p>
              </text:list-item>
              <text:list-item>
                <text:p><text:span text:style-name="T1">Approximations: AO, voxel cone ray tracing</text:span></text:p>
              </text:list-item>
              <text:list-item>
                <text:p><text:span text:style-name="T1">Diffuse global illumination</text:span></text:p>
              </text:list-item>
              <text:list-item>
                <text:p><text:span text:style-name="T1">Specular global illumin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Volumetric rendering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ranslucent</text:span></text:p>
              </text:list-item>
              <text:list-item>
                <text:p><text:span text:style-name="T1">Sub-surface</text:span></text:p>
              </text:list-item>
              <text:list-item>
                <text:p><text:span text:style-name="T1">Volumetric visualization in rasterization-based rendering: </text:span><text:span text:style-name="T1"><text:a xlink:href="https://www.youtube.com/watch?v=Qj_tK_mdRcA&amp;ab_channel=SimonDev" xlink:type="simple">https://www.youtube.com/watch?v=Qj_tK_mdRcA&amp;ab_channel=SimonDev</text:a></text:span></text:p>
              </text:list-item>
              <text:list-item>
                <text:p><text:span text:style-name="T1">Volumentric rendering in ray-tracing environments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Enhanced rasterization-based rendering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Deferred shading</text:span></text:p>
              </text:list-item>
              <text:list-item>
                <text:p><text:span text:style-name="T1">Shadow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4">Physical light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rea lights with shape and size</text:p>
              </text:list-item>
              <text:list-item>
                <text:p>Techniques:</text:p>
                <text:list>
                  <text:list-item>
                    <text:p>Simulate the softening of edges that result from area light being partly occluded <text:span text:style-name="T2">RTR 7.1.2.</text:span></text:p>
                  </text:list-item>
                  <text:list-item>
                    <text:p>Simulate effects of area light on surface shading <text:span text:style-name="T2">RTR 10.1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NPR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ooch shading</text:span></text:p>
              </text:list-item>
              <text:list-item>
                <text:p><text:span text:style-name="T1">Toon</text:span></text:p>
              </text:list-item>
              <text:list-item>
                <text:p><text:span text:style-name="T1">Outline</text:span></text:p>
              </text:list-item>
              <text:list-item>
                <text:p><text:span text:style-name="T1">Storke</text:span></text:p>
              </text:list-item>
              <text:list-item>
                <text:p><text:span text:style-name="T1">Lin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Gooch shading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tylized shading models may use light in may different ways – depending on application and desired style</text:span></text:p>
              </text:list-item>
              <text:list-item>
                <text:p><text:span text:style-name="T1">Some stylized models do not have concept of light at all!</text:span></text:p>
                <text:list>
                  <text:list-item>
                    <text:p><text:span text:style-name="T1">Gooch model: light is only used as directionaly infor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6T21:55:21.848755119</meta:creation-date>
    <meta:generator>LibreOffice/6.4.7.2$Linux_X86_64 LibreOffice_project/40$Build-2</meta:generator>
    <dc:date>2022-12-12T08:26:05.719047913</dc:date>
    <meta:editing-duration>PT1H34M57S</meta:editing-duration>
    <meta:editing-cycles>15</meta:editing-cycles>
    <meta:document-statistic meta:object-count="49"/>
  </office:meta>
</office:document-meta>
</file>